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2c49" officeooo:paragraph-rsid="00152c49"/>
    </style:style>
    <style:style style:name="P2" style:family="paragraph" style:parent-style-name="Standard">
      <style:text-properties officeooo:rsid="00172600" officeooo:paragraph-rsid="00172600"/>
    </style:style>
    <style:style style:name="P3" style:family="paragraph" style:parent-style-name="Standard">
      <style:text-properties officeooo:rsid="001a3a42" officeooo:paragraph-rsid="001a3a42"/>
    </style:style>
    <style:style style:name="T1" style:family="text">
      <style:text-properties officeooo:rsid="001a3a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:</text:p>
      <text:p text:style-name="P1"/>
      <text:p text:style-name="P2">What makes misuse guilty:</text:p>
      <text:p text:style-name="P2"/>
      <text:p text:style-name="P2">- <text:span text:style-name="T1">A person is guilty of an offence if:</text:span></text:p>
      <text:p text:style-name="P3"><text:tab/>he causes a computer to perform any function with the intention of accessing \any program <text:tab/>or data held in any computer without permission or authorisation, and that he is aware of the <text:tab/>lack of permis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3:46:51.382960407</meta:creation-date>
    <dc:date>2023-11-09T03:49:04.208447847</dc:date>
    <meta:editing-duration>PT2M1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9" meta:character-count="274" meta:non-whitespace-character-count="226"/>
  </office:meta>
</office:document-meta>
</file>